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4.25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none" draw:fill-color="#ffffff"/>
      <style:text-properties style:font-name="Times New Roman1" fo:font-size="20pt" style:font-size-asian="18pt" style:font-size-complex="18pt"/>
    </style:style>
    <style:style style:name="P2" style:family="paragraph">
      <loext:graphic-properties draw:fill="none" draw:fill-color="#ffffff"/>
      <style:text-properties style:font-name="Times New Roman1" fo:font-size="16pt" style:font-size-asian="18pt" style:font-size-complex="18pt"/>
    </style:style>
    <style:style style:name="P3" style:family="paragraph">
      <loext:graphic-properties draw:fill="none" draw:fill-color="#ffffff"/>
    </style:style>
    <style:style style:name="T1" style:family="text">
      <style:text-properties style:font-name="Times New Roman1" fo:font-size="20pt" style:font-size-asian="18pt" style:font-size-complex="18pt"/>
    </style:style>
    <style:style style:name="T2" style:family="text">
      <style:text-properties style:font-name="Times New Roman1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5cm" svg:height="1.2cm" svg:x="3.075cm" svg:y="1.2cm">
          <draw:text-box>
            <text:p><text:span text:style-name="T1">PARASTA ARITMĒTIKA LATVIEŠU VALODĀ</text:span></text:p>
          </draw:text-box>
        </draw:frame>
        <draw:frame draw:style-name="gr2" draw:text-style-name="P2" draw:layer="layout" svg:width="12.8cm" svg:height="4.5cm" svg:x="4.1cm" svg:y="5.537cm">
          <draw:text-box>
            <text:p><text:span text:style-name="T2">SAULE + LIETUS = CITĀDI</text:span></text:p>
            <text:p><text:span text:style-name="T2"/></text:p>
            <text:p><text:span text:style-name="T2"/></text:p>
            <text:p><text:span text:style-name="T2">ATBILDE:</text:span></text:p>
            <text:p><text:span text:style-name="T2">97 816 + 156 489 = 254 305</text:span></text:p>
          </draw:text-box>
        </draw:frame>
        <draw:frame draw:style-name="gr3" draw:text-style-name="P3" draw:layer="layout" svg:width="15.9cm" svg:height="1.7cm" svg:x="2.55cm" svg:y="2.9cm">
          <draw:text-box>
            <text:p><text:span text:style-name="T2">Jūsu uzdevums ir atrast katram burtam atbilstošo skaitli tā, lai aritmētiskās darbības rezultātā iegūtu pareizu atbild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5:09:13.085000000</meta:creation-date>
    <dc:date>2018-09-22T15:55:34.372000000</dc:date>
    <meta:editing-duration>PT2H33M14S</meta:editing-duration>
    <meta:editing-cycles>40</meta:editing-cycles>
    <meta:generator>LibreOffice/5.1.4.2$Windows_x86 LibreOffice_project/f99d75f39f1c57ebdd7ffc5f42867c12031db97a</meta:generator>
    <meta:document-statistic meta:object-count="3"/>
  </office:meta>
</office:document-meta>
</file>